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/>
    <style:font-face style:name="DejaVu Sans1" svg:font-family="'DejaVu Sans'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2">
      <style:graphic-properties draw:stroke="solid" svg:stroke-width="0.035cm" svg:stroke-color="#000000" draw:stroke-linejoin="round" draw:fill="solid" draw:fill-color="#ffff99" draw:textarea-vertical-align="middle" draw:auto-grow-height="false" draw:fit-to-size="false" fo:padding-top="0.142cm" fo:padding-bottom="0.142cm" fo:padding-left="0.267cm" fo:padding-right="0.267cm" fo:wrap-option="no-wrap"/>
    </style:style>
    <style:style style:name="gr2" style:family="graphic" style:parent-style-name="standard" style:list-style-name="L2">
      <style:graphic-properties draw:stroke="solid" svg:stroke-width="0.035cm" svg:stroke-color="#000000" draw:stroke-linejoin="round" draw:fill="solid" draw:fill-color="#ffff99" draw:textarea-vertical-align="middle" draw:auto-grow-height="false" draw:fit-to-size="false" fo:padding-top="0.142cm" fo:padding-bottom="0.142cm" fo:padding-left="0.267cm" fo:padding-right="0.267cm" fo:wrap-option="no-wrap"/>
    </style:style>
    <style:style style:name="gr3" style:family="graphic" style:parent-style-name="standard" style:list-style-name="L2">
      <style:graphic-properties draw:stroke="solid" svg:stroke-width="0.035cm" svg:stroke-color="#000000" draw:stroke-linejoin="round" draw:fill="solid" draw:fill-color="#dddddd" draw:textarea-vertical-align="middle" draw:auto-grow-height="false" draw:fit-to-size="false" fo:min-height="1.631cm" fo:min-width="3.531cm" fo:padding-top="0.142cm" fo:padding-bottom="0.142cm" fo:padding-left="0.267cm" fo:padding-right="0.267cm" fo:wrap-option="no-wrap"/>
    </style:style>
    <style:style style:name="gr4" style:family="graphic" style:parent-style-name="standard" style:list-style-name="L2">
      <style:graphic-properties draw:stroke="solid" svg:stroke-width="0.035cm" svg:stroke-color="#000000" draw:stroke-linejoin="round" draw:fill="solid" draw:fill-color="#dddddd" draw:textarea-vertical-align="middle" draw:auto-grow-height="false" draw:fit-to-size="false" fo:min-height="1.8cm" fo:min-width="3.531cm" fo:padding-top="0.142cm" fo:padding-bottom="0.142cm" fo:padding-left="0.267cm" fo:padding-right="0.267cm" fo:wrap-option="no-wrap"/>
    </style:style>
    <style:style style:name="gr5" style:family="graphic" style:parent-style-name="standard" style:list-style-name="L2">
      <style:graphic-properties draw:stroke="solid" svg:stroke-width="0.035cm" svg:stroke-color="#000000" draw:stroke-linejoin="round" draw:fill="solid" draw:fill-color="#dddddd" draw:textarea-vertical-align="middle" draw:auto-grow-height="false" draw:fit-to-size="false" fo:min-height="1.8cm" fo:min-width="3.531cm" fo:padding-top="0.142cm" fo:padding-bottom="0.142cm" fo:padding-left="0.267cm" fo:padding-right="0.267cm" fo:wrap-option="no-wrap"/>
    </style:style>
    <style:style style:name="gr6" style:family="graphic" style:parent-style-name="standard" style:list-style-name="L2">
      <style:graphic-properties draw:stroke="solid" svg:stroke-width="0.035cm" svg:stroke-color="#000000" draw:stroke-linejoin="round" draw:fill="solid" draw:fill-color="#ff9999" draw:textarea-vertical-align="middle" draw:auto-grow-height="false" draw:fit-to-size="false" fo:min-height="1.8cm" fo:min-width="3.531cm" fo:padding-top="0.142cm" fo:padding-bottom="0.142cm" fo:padding-left="0.267cm" fo:padding-right="0.267cm" fo:wrap-option="no-wrap"/>
    </style:style>
    <style:style style:name="gr7" style:family="graphic" style:parent-style-name="standard" style:list-style-name="L2">
      <style:graphic-properties draw:stroke="solid" svg:stroke-width="0.035cm" svg:stroke-color="#000000" draw:stroke-linejoin="round" draw:fill="solid" draw:fill-color="#33ff99" draw:textarea-vertical-align="middle" draw:auto-grow-height="false" draw:fit-to-size="false" fo:min-height="1.631cm" fo:min-width="3.531cm" fo:padding-top="0.142cm" fo:padding-bottom="0.142cm" fo:padding-left="0.267cm" fo:padding-right="0.267cm" fo:wrap-option="no-wrap"/>
    </style:style>
    <style:style style:name="gr8" style:family="graphic" style:parent-style-name="standard" style:list-style-name="L2">
      <style:graphic-properties draw:stroke="solid" svg:stroke-width="0.035cm" svg:stroke-color="#000000" draw:stroke-linejoin="round" draw:fill="solid" draw:fill-color="#33ff99" draw:textarea-vertical-align="middle" draw:auto-grow-height="false" draw:fit-to-size="false" fo:min-height="1.8cm" fo:min-width="3.531cm" fo:padding-top="0.142cm" fo:padding-bottom="0.142cm" fo:padding-left="0.267cm" fo:padding-right="0.267cm" fo:wrap-option="no-wrap"/>
    </style:style>
    <style:style style:name="gr9" style:family="graphic" style:parent-style-name="standard" style:list-style-name="L2">
      <style:graphic-properties draw:stroke="solid" svg:stroke-width="0.035cm" svg:stroke-color="#000000" draw:stroke-linejoin="round" draw:fill="solid" draw:fill-color="#33ff99" draw:textarea-vertical-align="middle" draw:auto-grow-height="false" draw:fit-to-size="false" fo:min-height="1.8cm" fo:min-width="3.531cm" fo:padding-top="0.142cm" fo:padding-bottom="0.142cm" fo:padding-left="0.267cm" fo:padding-right="0.267cm" fo:wrap-option="no-wrap"/>
    </style:style>
    <style:style style:name="gr10" style:family="graphic" style:parent-style-name="standard" style:list-style-name="L2">
      <style:graphic-properties draw:stroke="solid" svg:stroke-width="0.035cm" svg:stroke-color="#000000" draw:stroke-linejoin="round" draw:fill="solid" draw:fill-color="#66ffff" draw:textarea-vertical-align="middle" draw:auto-grow-height="false" draw:fit-to-size="false" fo:min-height="1.8cm" fo:min-width="3.531cm" fo:padding-top="0.142cm" fo:padding-bottom="0.142cm" fo:padding-left="0.267cm" fo:padding-right="0.267cm" fo:wrap-option="no-wrap"/>
    </style:style>
    <style:style style:name="gr11" style:family="graphic" style:parent-style-name="standard" style:list-style-name="L2">
      <style:graphic-properties draw:stroke="solid" svg:stroke-width="0.035cm" svg:stroke-color="#000000" draw:stroke-linejoin="round" draw:fill="solid" draw:fill-color="#dddddd" draw:textarea-vertical-align="middle" draw:auto-grow-height="false" draw:fit-to-size="false" fo:min-height="1.8cm" fo:min-width="3.531cm" fo:padding-top="0.142cm" fo:padding-bottom="0.142cm" fo:padding-left="0.267cm" fo:padding-right="0.267cm" fo:wrap-option="no-wrap"/>
    </style:style>
    <style:style style:name="gr12" style:family="graphic" style:parent-style-name="standard" style:list-style-name="L2">
      <style:graphic-properties draw:stroke="solid" svg:stroke-width="0.035cm" svg:stroke-color="#000000" draw:stroke-linejoin="round" draw:fill="solid" draw:fill-color="#33ff99" draw:textarea-vertical-align="middle" draw:auto-grow-height="false" draw:fit-to-size="false" fo:min-height="1.8cm" fo:min-width="3.531cm" fo:padding-top="0.142cm" fo:padding-bottom="0.142cm" fo:padding-left="0.267cm" fo:padding-right="0.267cm" fo:wrap-option="no-wrap"/>
    </style:style>
    <style:style style:name="gr13" style:family="graphic" style:parent-style-name="standard" style:list-style-name="L2">
      <style:graphic-properties draw:stroke="solid" svg:stroke-width="0.035cm" svg:stroke-color="#000000" draw:stroke-linejoin="round" draw:fill="solid" draw:fill-color="#ffffff" draw:textarea-vertical-align="middle" draw:auto-grow-height="false" draw:fit-to-size="false" fo:min-height="1.631cm" fo:min-width="3.531cm" fo:padding-top="0.142cm" fo:padding-bottom="0.142cm" fo:padding-left="0.267cm" fo:padding-right="0.267cm" fo:wrap-option="no-wrap"/>
    </style:style>
    <style:style style:name="gr14" style:family="graphic" style:parent-style-name="standard" style:list-style-name="L2">
      <style:graphic-properties draw:stroke="solid" svg:stroke-width="0.035cm" svg:stroke-color="#000000" draw:stroke-linejoin="round" draw:fill="solid" draw:fill-color="#ffffff" draw:textarea-vertical-align="middle" draw:auto-grow-height="false" draw:fit-to-size="false" fo:min-height="1.8cm" fo:min-width="3.531cm" fo:padding-top="0.142cm" fo:padding-bottom="0.142cm" fo:padding-left="0.267cm" fo:padding-right="0.267cm" fo:wrap-option="no-wrap"/>
    </style:style>
    <style:style style:name="gr15" style:family="graphic" style:parent-style-name="standard" style:list-style-name="L2">
      <style:graphic-properties draw:stroke="solid" svg:stroke-width="0.035cm" svg:stroke-color="#000000" draw:stroke-linejoin="round" draw:fill="solid" draw:fill-color="#ffffff" draw:textarea-vertical-align="middle" draw:auto-grow-height="false" draw:fit-to-size="false" fo:min-height="1.8cm" fo:min-width="3.531cm" fo:padding-top="0.142cm" fo:padding-bottom="0.142cm" fo:padding-left="0.267cm" fo:padding-right="0.267cm" fo:wrap-option="no-wrap"/>
    </style:style>
    <style:style style:name="gr16" style:family="graphic" style:parent-style-name="standard" style:list-style-name="L2">
      <style:graphic-properties draw:stroke="solid" svg:stroke-width="0.035cm" svg:stroke-color="#000000" draw:stroke-linejoin="round" draw:fill="solid" draw:fill-color="#ffff99" draw:textarea-vertical-align="middle" draw:auto-grow-height="false" draw:fit-to-size="false" fo:min-height="0.758cm" fo:min-width="3.531cm" fo:padding-top="0.142cm" fo:padding-bottom="0.142cm" fo:padding-left="0.267cm" fo:padding-right="0.267cm" fo:wrap-option="no-wrap"/>
    </style:style>
    <style:style style:name="gr17" style:family="graphic" style:parent-style-name="standard" style:list-style-name="L2">
      <style:graphic-properties draw:stroke="solid" svg:stroke-width="0.035cm" svg:stroke-color="#000000" draw:stroke-linejoin="round" draw:fill="solid" draw:fill-color="#ffff99" draw:textarea-vertical-align="middle" draw:auto-grow-height="false" draw:fit-to-size="false" fo:min-height="0.758cm" fo:min-width="3.531cm" fo:padding-top="0.142cm" fo:padding-bottom="0.142cm" fo:padding-left="0.267cm" fo:padding-right="0.267cm" fo:wrap-option="no-wrap"/>
    </style:style>
    <style:style style:name="gr18" style:family="graphic" style:parent-style-name="standard" style:list-style-name="L2">
      <style:graphic-properties draw:stroke="solid" svg:stroke-width="0.035cm" svg:stroke-color="#000000" draw:stroke-linejoin="round" draw:fill="solid" draw:fill-color="#ffff99" draw:textarea-vertical-align="middle" draw:auto-grow-height="false" draw:fit-to-size="false" fo:min-height="0.758cm" fo:min-width="3.531cm" fo:padding-top="0.142cm" fo:padding-bottom="0.142cm" fo:padding-left="0.267cm" fo:padding-right="0.267cm" fo:wrap-option="no-wrap"/>
    </style:style>
    <style:style style:name="gr19" style:family="graphic" style:parent-style-name="standard" style:list-style-name="L2">
      <style:graphic-properties draw:stroke="solid" svg:stroke-width="0.035cm" svg:stroke-color="#000000" draw:stroke-linejoin="round" draw:fill="solid" draw:fill-color="#ffff99" draw:textarea-vertical-align="middle" draw:auto-grow-height="false" draw:fit-to-size="false" fo:min-height="0.758cm" fo:min-width="3.531cm" fo:padding-top="0.142cm" fo:padding-bottom="0.142cm" fo:padding-left="0.267cm" fo:padding-right="0.267cm" fo:wrap-option="no-wrap"/>
    </style:style>
    <style:style style:name="gr20" style:family="graphic" style:parent-style-name="standard" style:list-style-name="L2">
      <style:graphic-properties draw:stroke="solid" svg:stroke-width="0.035cm" svg:stroke-color="#000000" draw:stroke-linejoin="round" draw:fill="solid" draw:fill-color="#ffff99" draw:textarea-vertical-align="middle" draw:auto-grow-height="false" draw:fit-to-size="false" fo:min-height="0.758cm" fo:min-width="3.531cm" fo:padding-top="0.142cm" fo:padding-bottom="0.142cm" fo:padding-left="0.267cm" fo:padding-right="0.267cm" fo:wrap-option="no-wrap"/>
    </style:style>
    <style:style style:name="gr21" style:family="graphic" style:parent-style-name="standard" style:list-style-name="L2">
      <style:graphic-properties draw:stroke="solid" svg:stroke-width="0.035cm" svg:stroke-color="#000000" draw:stroke-linejoin="round" draw:fill="solid" draw:fill-color="#ffff99" draw:textarea-vertical-align="middle" draw:auto-grow-height="false" draw:fit-to-size="false" fo:min-height="0.758cm" fo:min-width="3.531cm" fo:padding-top="0.142cm" fo:padding-bottom="0.142cm" fo:padding-left="0.267cm" fo:padding-right="0.267cm" fo:wrap-option="no-wrap"/>
    </style:style>
    <style:style style:name="gr22" style:family="graphic" style:parent-style-name="standard" style:list-style-name="L2">
      <style:graphic-properties draw:stroke="solid" svg:stroke-width="0.035cm" svg:stroke-color="#000000" draw:stroke-linejoin="round" draw:fill="solid" draw:fill-color="#ffff99" draw:textarea-vertical-align="middle" draw:auto-grow-height="false" draw:fit-to-size="false" fo:min-height="0.758cm" fo:min-width="3.531cm" fo:padding-top="0.142cm" fo:padding-bottom="0.142cm" fo:padding-left="0.267cm" fo:padding-right="0.267cm" fo:wrap-option="no-wrap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267cm"/>
    </style:style>
    <style:style style:name="gr24" style:family="graphic" style:parent-style-name="standard">
      <style:graphic-properties svg:stroke-width="0.053cm" svg:stroke-color="#000000" draw:marker-start-width="0.279cm" draw:marker-end-width="0.279cm" draw:textarea-vertical-align="middle" fo:padding-top="0.151cm" fo:padding-bottom="0.151cm" fo:padding-left="0.276cm" fo:padding-right="0.276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541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191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194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323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153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3cm" fo:min-width="1.488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05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429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936cm"/>
    </style:style>
    <style:style style:name="gr34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51cm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loext:graphic-properties draw:fill="solid" draw:fill-color="#ffff99"/>
      <style:paragraph-properties fo:margin-top="0cm" fo:margin-bottom="0cm" fo:line-height="100%" fo:text-align="center" style:font-independent-line-spacing="true"/>
      <style:text-properties style:font-name="Liberation Sans1" fo:font-size="12pt"/>
    </style:style>
    <style:style style:name="P3" style:family="paragraph">
      <loext:graphic-properties draw:fill="solid" draw:fill-color="#dddddd"/>
      <style:paragraph-properties fo:margin-top="0cm" fo:margin-bottom="0cm" fo:line-height="100%" fo:text-align="center" style:font-independent-line-spacing="true"/>
      <style:text-properties style:font-name="Liberation Sans1" fo:font-size="12pt"/>
    </style:style>
    <style:style style:name="P4" style:family="paragraph">
      <loext:graphic-properties draw:fill="solid" draw:fill-color="#ff9999"/>
      <style:paragraph-properties fo:margin-top="0cm" fo:margin-bottom="0cm" fo:line-height="100%" fo:text-align="center" style:font-independent-line-spacing="true"/>
      <style:text-properties style:font-name="Liberation Sans1" fo:font-size="12pt"/>
    </style:style>
    <style:style style:name="P5" style:family="paragraph">
      <loext:graphic-properties draw:fill="solid" draw:fill-color="#33ff99"/>
      <style:paragraph-properties fo:margin-top="0cm" fo:margin-bottom="0cm" fo:line-height="100%" fo:text-align="center" style:font-independent-line-spacing="true"/>
      <style:text-properties style:font-name="Liberation Sans1" fo:font-size="12pt"/>
    </style:style>
    <style:style style:name="P6" style:family="paragraph">
      <loext:graphic-properties draw:fill="solid" draw:fill-color="#66ffff"/>
      <style:paragraph-properties fo:margin-top="0cm" fo:margin-bottom="0cm" fo:line-height="100%" fo:text-align="center" style:font-independent-line-spacing="true"/>
      <style:text-properties style:font-name="Liberation Sans1" fo:font-size="12pt"/>
    </style:style>
    <style:style style:name="P7" style:family="paragraph">
      <loext:graphic-properties draw:fill="solid" draw:fill-color="#ffffff"/>
      <style:paragraph-properties fo:margin-top="0cm" fo:margin-bottom="0cm" fo:line-height="100%" fo:text-align="center" style:font-independent-line-spacing="true"/>
      <style:text-properties style:font-name="Liberation Sans1" fo:font-size="12pt"/>
    </style:style>
    <style:style style:name="P8" style:family="paragraph">
      <loext:graphic-properties draw:fill="none" draw:fill-color="#ffffff"/>
      <style:text-properties fo:font-size="12pt" style:font-size-asian="12pt" style:font-size-complex="12pt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text-properties fo:font-size="14pt" fo:font-weight="bold" style:font-size-asian="12pt" style:font-size-complex="12pt"/>
    </style:style>
    <style:style style:name="P11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12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Liberation Sans1" fo:font-size="12pt" fo:letter-spacing="normal" fo:font-style="normal" style:text-underline-style="none" fo:font-weight="normal" style:font-name-asian="DejaVu Sans2" style:font-size-asian="11pt" style:font-style-asian="normal" style:font-weight-asian="normal" style:font-size-complex="11pt" style:font-style-complex="normal" style:font-weight-complex="normal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4pt" fo:font-weight="bold" style:font-size-asian="12pt" style:font-size-complex="12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CustomShape 2" draw:style-name="gr1" draw:text-style-name="P2" xml:id="id2" draw:id="id2" draw:layer="layout" svg:width="4.064cm" svg:height="2.083cm" svg:x="12.187cm" svg:y="12.365cm">
          <text:p text:style-name="P1"><text:span text:style-name="T1">jip</text:span><text:span text:style-name="T1">lib</text:span><text:span text:style-name="T1">.p</text:span><text:span text:style-name="T1">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xml:id="id1" draw:id="id1" draw:layer="layout" svg:width="4.064cm" svg:height="2.083cm" svg:x="14.986cm" svg:y="7.215cm">
          <text:p text:style-name="P1"><text:span text:style-name="T1">PyJEO.p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3" draw:text-style-name="P3" draw:layer="layout" svg:width="4.064cm" svg:height="2.083cm" svg:x="2.921cm" svg:y="5.043cm">
          <text:p text:style-name="P1"><text:span text:style-name="T1">JimList</text:span></text:p>
          <draw:enhanced-geometry draw:mirror-horizontal="false" draw:mirror-vertical="false" svg:viewBox="0 0 0 0" draw:text-areas="0 ?f4 ?f9 ?f5" draw:type="ooxml-can" draw:modifiers="54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CustomShape 2" draw:style-name="gr4" draw:text-style-name="P3" draw:layer="layout" svg:width="4.064cm" svg:height="2.083cm" svg:x="2.54cm" svg:y="5.348cm">
          <text:p text:style-name="P1"><text:span text:style-name="T1">Ve</text:span><text:span text:style-name="T1">ct</text:span><text:span text:style-name="T1">or</text:span><text:span text:style-name="T1">O</text:span><text:span text:style-name="T1">g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3" xml:id="id6" draw:id="id6" draw:layer="layout" svg:width="4.064cm" svg:height="2.083cm" svg:x="2.286cm" svg:y="5.602cm">
          <text:p text:style-name="P1"><text:span text:style-name="T1">Ji</text:span><text:span text:style-name="T1">m.</text:span><text:span text:style-name="T1">c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4" xml:id="id3" draw:id="id3" draw:layer="layout" svg:width="4.064cm" svg:height="2.083cm" svg:x="12.187cm" svg:y="1.511cm">
          <text:p text:style-name="P1"><text:span text:style-name="T1">jiplib.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7" draw:text-style-name="P5" draw:layer="layout" svg:width="4.064cm" svg:height="2.083cm" svg:x="2.921cm" svg:y="8.512cm">
          <text:p text:style-name="P1"><text:span text:style-name="T1">JimList</text:span></text:p>
          <draw:enhanced-geometry draw:mirror-horizontal="false" draw:mirror-vertical="false" svg:viewBox="0 0 0 0" draw:text-areas="0 ?f4 ?f9 ?f5" draw:type="ooxml-can" draw:modifiers="54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CustomShape 2" draw:style-name="gr8" draw:text-style-name="P5" draw:layer="layout" svg:width="4.064cm" svg:height="2.083cm" svg:x="2.54cm" svg:y="8.817cm">
          <text:p text:style-name="P1"><text:span text:style-name="T1">VectorOg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9" draw:text-style-name="P5" xml:id="id8" draw:id="id8" draw:layer="layout" svg:width="4.064cm" svg:height="2.083cm" svg:x="2.286cm" svg:y="9.071cm">
          <text:p text:style-name="P1"><text:span text:style-name="T1">Jim.cc.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0" draw:text-style-name="P6" xml:id="id9" draw:id="id9" draw:layer="layout" svg:width="4.064cm" svg:height="2.083cm" svg:x="5.28cm" svg:y="12.365cm">
          <text:p text:style-name="P1"><text:span text:style-name="T1">jiplib.s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1" draw:text-style-name="P3" xml:id="id4" draw:id="id4" draw:layer="layout" svg:width="4.064cm" svg:height="2.083cm" svg:x="8.303cm" svg:y="5.627cm">
          <text:p text:style-name="P1"><text:span text:style-name="T1">jiplib_wrap.cx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2" draw:text-style-name="P5" xml:id="id7" draw:id="id7" draw:layer="layout" svg:width="4.064cm" svg:height="2.083cm" svg:x="8.303cm" svg:y="9.052cm">
          <text:p text:style-name="P1"><text:span text:style-name="T1">jiplib_wrap.cxx.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3" draw:text-style-name="P7" draw:layer="layout" svg:width="4.064cm" svg:height="2.083cm" svg:x="6.191cm" svg:y="1.181cm">
          <text:p text:style-name="P1"><text:span text:style-name="T1">JimList</text:span></text:p>
          <draw:enhanced-geometry draw:mirror-horizontal="false" draw:mirror-vertical="false" svg:viewBox="0 0 0 0" draw:text-areas="0 ?f4 ?f9 ?f5" draw:type="ooxml-can" draw:modifiers="54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CustomShape 2" draw:style-name="gr14" draw:text-style-name="P7" draw:layer="layout" svg:width="4.064cm" svg:height="2.083cm" svg:x="5.81cm" svg:y="1.486cm">
          <text:p text:style-name="P1"><text:span text:style-name="T1">VectorOg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5" draw:text-style-name="P7" xml:id="id5" draw:id="id5" draw:layer="layout" svg:width="4.064cm" svg:height="2.083cm" svg:x="5.556cm" svg:y="1.74cm">
          <text:p text:style-name="P1"><text:span text:style-name="T1">Jim.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6" draw:text-style-name="P2" xml:id="id10" draw:id="id10" draw:layer="layout" svg:width="4.064cm" svg:height="1.041cm" svg:x="20.256cm" svg:y="2.064cm">
          <text:p text:style-name="P1"><text:span text:style-name="T1">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7" draw:text-style-name="P2" xml:id="id12" draw:id="id12" draw:layer="layout" svg:width="4.064cm" svg:height="1.041cm" svg:x="20.256cm" svg:y="3.944cm">
          <text:p text:style-name="P1"><text:span text:style-name="T1">properties.p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8" draw:text-style-name="P2" xml:id="id13" draw:id="id13" draw:layer="layout" svg:width="4.064cm" svg:height="1.041cm" svg:x="20.256cm" svg:y="5.824cm">
          <text:p text:style-name="P1"><text:span text:style-name="T1">pixops.p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9" draw:text-style-name="P2" xml:id="id14" draw:id="id14" draw:layer="layout" svg:width="4.064cm" svg:height="1.041cm" svg:x="20.256cm" svg:y="7.736cm">
          <text:p text:style-name="P1"><text:span text:style-name="T1">geometry.p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0" draw:text-style-name="P2" xml:id="id15" draw:id="id15" draw:layer="layout" svg:width="4.064cm" svg:height="1.041cm" svg:x="20.256cm" svg:y="9.583cm">
          <text:p text:style-name="P1"><text:span text:style-name="T1">clssfy.p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1" draw:text-style-name="P2" xml:id="id16" draw:id="id16" draw:layer="layout" svg:width="4.064cm" svg:height="1.041cm" svg:x="20.256cm" svg:y="11.463cm">
          <text:p text:style-name="P1"><text:span text:style-name="T1">demops.p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2" draw:text-style-name="P2" xml:id="id11" draw:id="id11" draw:layer="layout" svg:width="4.064cm" svg:height="1.041cm" svg:x="20.256cm" svg:y="13.307cm">
          <text:p text:style-name="P1"><text:span text:style-name="T1">ccops.p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3" draw:text-style-name="P8" draw:layer="layout" svg:width="3.614cm" svg:height="0.725cm" svg:x="5.577cm" svg:y="1.861cm">
          <draw:text-box>
            <text:p><text:span text:style-name="T2">C++ header files</text:span></text:p>
          </draw:text-box>
        </draw:frame>
        <draw:connector draw:style-name="gr24" draw:text-style-name="P9" draw:layer="layout" svg:x1="17.018cm" svg:y1="9.298cm" svg:x2="16.251cm" svg:y2="13.406cm" draw:start-shape="id1" draw:start-glue-point="2" draw:end-shape="id2" draw:end-glue-point="1" svg:d="M17018 9298v4108h-767" svg:viewBox="0 0 768 4109">
          <text:p/>
        </draw:connector>
        <draw:frame draw:style-name="gr25" draw:text-style-name="P8" draw:layer="layout" svg:width="4.041cm" svg:height="0.725cm" svg:x="12.215cm" svg:y="1.57cm">
          <draw:text-box>
            <text:p><text:span text:style-name="T2">SWIG interface file</text:span></text:p>
          </draw:text-box>
        </draw:frame>
        <draw:frame draw:style-name="gr26" draw:text-style-name="P8" draw:layer="layout" svg:width="3.563cm" svg:height="0.725cm" svg:x="2.278cm" svg:y="5.715cm">
          <draw:text-box>
            <text:p><text:span text:style-name="T2">C++ source files</text:span></text:p>
          </draw:text-box>
        </draw:frame>
        <draw:frame draw:style-name="gr27" draw:text-style-name="P10" draw:layer="layout" svg:width="3.694cm" svg:height="0.806cm" svg:x="1.703cm" svg:y="3.804cm">
          <draw:text-box>
            <text:p><text:span text:style-name="T3">Preprocessor</text:span></text:p>
          </draw:text-box>
        </draw:frame>
        <draw:frame draw:style-name="gr28" draw:text-style-name="P10" draw:layer="layout" svg:width="1.823cm" svg:height="0.806cm" svg:x="14.269cm" svg:y="3.804cm">
          <draw:text-box>
            <text:p><text:span text:style-name="T3">SWIG</text:span></text:p>
          </draw:text-box>
        </draw:frame>
        <draw:frame draw:style-name="gr29" draw:text-style-name="P11" draw:layer="layout" svg:width="2.653cm" svg:height="0.806cm" svg:x="1.703cm" svg:y="7.684cm">
          <draw:text-box>
            <text:p><text:span text:style-name="T4">Compiler</text:span></text:p>
          </draw:text-box>
        </draw:frame>
        <draw:frame draw:style-name="gr30" draw:text-style-name="P8" draw:layer="layout" svg:width="1.988cm" svg:height="0.813cm" svg:x="1.703cm" svg:y="11.249cm">
          <draw:text-box>
            <text:p><text:span text:style-name="T4">Linker</text:span></text:p>
          </draw:text-box>
        </draw:frame>
        <draw:frame draw:style-name="gr31" draw:text-style-name="P8" draw:layer="layout" svg:width="3.55cm" svg:height="0.725cm" svg:x="20.574cm" svg:y="1.199cm">
          <draw:text-box>
            <text:p><text:span text:style-name="T2">Python modules</text:span></text:p>
          </draw:text-box>
        </draw:frame>
        <draw:frame draw:style-name="gr26" draw:text-style-name="P8" draw:layer="layout" svg:width="2.691cm" svg:height="0.725cm" svg:x="2.375cm" svg:y="9.181cm">
          <draw:text-box>
            <text:p><text:span text:style-name="T2">Object files</text:span></text:p>
          </draw:text-box>
        </draw:frame>
        <draw:frame draw:style-name="gr32" draw:text-style-name="P8" draw:layer="layout" svg:width="1.929cm" svg:height="0.725cm" svg:x="5.296cm" svg:y="12.446cm">
          <draw:text-box>
            <text:p><text:span text:style-name="T2">Library</text:span></text:p>
          </draw:text-box>
        </draw:frame>
        <draw:frame draw:style-name="gr31" draw:text-style-name="P8" draw:layer="layout" svg:width="3.55cm" svg:height="0.725cm" svg:x="14.992cm" svg:y="7.239cm">
          <draw:text-box>
            <text:p><text:span text:style-name="T2">Python module</text:span></text:p>
          </draw:text-box>
        </draw:frame>
        <draw:frame draw:style-name="gr31" draw:text-style-name="P8" draw:layer="layout" svg:width="3.55cm" svg:height="0.725cm" svg:x="12.192cm" svg:y="12.356cm">
          <draw:text-box>
            <text:p><text:span text:style-name="T2">Python module</text:span></text:p>
          </draw:text-box>
        </draw:frame>
        <draw:connector draw:style-name="gr24" draw:text-style-name="P9" draw:layer="layout" svg:x1="14.219cm" svg:y1="3.594cm" svg:x2="12.367cm" svg:y2="6.668cm" draw:start-shape="id3" draw:end-shape="id4" draw:end-glue-point="1" svg:d="M14219 3594v3074h-1852" svg:viewBox="0 0 1853 3075">
          <text:p/>
        </draw:connector>
        <draw:connector draw:style-name="gr24" draw:text-style-name="P9" draw:layer="layout" svg:x1="14.219cm" svg:y1="3.594cm" svg:x2="14.219cm" svg:y2="12.365cm" draw:start-shape="id3" draw:start-glue-point="2" draw:end-shape="id2" svg:d="M14219 3594v8771" svg:viewBox="0 0 1 8772">
          <text:p/>
        </draw:connector>
        <draw:connector draw:style-name="gr24" draw:text-style-name="P9" draw:layer="layout" svg:x1="10.335cm" svg:y1="5.627cm" svg:x2="7.588cm" svg:y2="3.823cm" draw:start-shape="id4" draw:start-glue-point="0" draw:end-shape="id5" svg:d="M10335 5627v-903h-2747v-901" svg:viewBox="0 0 2748 1805">
          <text:p/>
        </draw:connector>
        <draw:connector draw:style-name="gr24" draw:text-style-name="P9" draw:layer="layout" svg:x1="4.318cm" svg:y1="5.602cm" svg:x2="7.588cm" svg:y2="3.823cm" draw:start-shape="id6" draw:end-shape="id5" draw:end-glue-point="2" svg:d="M4318 5602v-890h3270v-889" svg:viewBox="0 0 3271 1780">
          <text:p/>
        </draw:connector>
        <draw:connector draw:style-name="gr24" draw:text-style-name="P9" draw:layer="layout" svg:x1="10.335cm" svg:y1="7.71cm" svg:x2="10.335cm" svg:y2="9.052cm" draw:start-shape="id4" draw:start-glue-point="2" draw:end-shape="id7" draw:end-glue-point="0" svg:d="M10335 7710v1342" svg:viewBox="0 0 1 1343">
          <text:p/>
        </draw:connector>
        <draw:connector draw:style-name="gr24" draw:text-style-name="P9" draw:layer="layout" svg:x1="4.318cm" svg:y1="7.685cm" svg:x2="4.318cm" svg:y2="9.071cm" draw:start-shape="id6" draw:end-shape="id8" draw:end-glue-point="0" svg:d="M4318 7685v1386" svg:viewBox="0 0 1 1387">
          <text:p/>
        </draw:connector>
        <draw:connector draw:style-name="gr24" draw:text-style-name="P9" draw:layer="layout" svg:x1="4.318cm" svg:y1="11.154cm" svg:x2="7.312cm" svg:y2="12.365cm" draw:start-shape="id8" draw:end-shape="id9" draw:end-glue-point="0" svg:d="M4318 11154v605h2994v606" svg:viewBox="0 0 2995 1212">
          <text:p/>
        </draw:connector>
        <draw:connector draw:style-name="gr24" draw:text-style-name="P9" draw:layer="layout" svg:x1="10.335cm" svg:y1="11.135cm" svg:x2="7.312cm" svg:y2="12.365cm" draw:start-shape="id7" draw:start-glue-point="2" draw:end-shape="id9" draw:end-glue-point="0" svg:d="M10335 11135v614h-3023v616" svg:viewBox="0 0 3024 1231">
          <text:p/>
        </draw:connector>
        <draw:connector draw:style-name="gr24" draw:text-style-name="P9" draw:layer="layout" svg:x1="12.187cm" svg:y1="13.406cm" svg:x2="9.344cm" svg:y2="13.406cm" draw:start-shape="id2" draw:end-shape="id9" draw:end-glue-point="1" svg:d="M12187 13406h-2843" svg:viewBox="0 0 2844 1">
          <text:p/>
        </draw:connector>
        <draw:frame draw:style-name="gr26" draw:text-style-name="P8" draw:layer="layout" svg:width="2.691cm" svg:height="0.725cm" svg:x="8.344cm" svg:y="9.054cm">
          <draw:text-box>
            <text:p><text:span text:style-name="T2">Object file</text:span></text:p>
          </draw:text-box>
        </draw:frame>
        <draw:frame draw:style-name="gr33" draw:text-style-name="P8" draw:layer="layout" svg:width="3.563cm" svg:height="0.725cm" svg:x="8.337cm" svg:y="5.588cm">
          <draw:text-box>
            <text:p><text:span text:style-name="T2">C++ source files</text:span></text:p>
          </draw:text-box>
        </draw:frame>
        <draw:connector draw:style-name="gr34" draw:text-style-name="P12" draw:layer="layout" svg:x1="20.256cm" svg:y1="2.584cm" svg:x2="19.05cm" svg:y2="8.256cm" draw:start-shape="id10" draw:start-glue-point="3" draw:end-shape="id1" draw:end-glue-point="1" svg:d="M20256 2584h-603v5672h-603" svg:viewBox="0 0 1207 5673">
          <text:p/>
        </draw:connector>
        <draw:connector draw:style-name="gr34" draw:text-style-name="P12" draw:layer="layout" svg:x1="20.256cm" svg:y1="13.827cm" svg:x2="19.05cm" svg:y2="8.256cm" draw:start-shape="id11" draw:start-glue-point="3" draw:end-shape="id1" svg:d="M20256 13827h-603v-5571h-603" svg:viewBox="0 0 1207 5572">
          <text:p/>
        </draw:connector>
        <draw:connector draw:style-name="gr34" draw:text-style-name="P12" draw:layer="layout" svg:x1="20.256cm" svg:y1="4.464cm" svg:x2="19.05cm" svg:y2="8.256cm" draw:start-shape="id12" draw:end-shape="id1" draw:end-glue-point="1" svg:d="M20256 4464h-603v3792h-603" svg:viewBox="0 0 1207 3793">
          <text:p/>
        </draw:connector>
        <draw:connector draw:style-name="gr34" draw:text-style-name="P12" draw:layer="layout" svg:x1="20.256cm" svg:y1="6.344cm" svg:x2="19.05cm" svg:y2="8.256cm" draw:start-shape="id13" draw:end-shape="id1" draw:end-glue-point="1" svg:d="M20256 6344h-603v1912h-603" svg:viewBox="0 0 1207 1913">
          <text:p/>
        </draw:connector>
        <draw:connector draw:style-name="gr34" draw:text-style-name="P12" draw:layer="layout" svg:x1="20.256cm" svg:y1="8.256cm" svg:x2="19.05cm" svg:y2="8.256cm" draw:start-shape="id14" draw:end-shape="id1" draw:end-glue-point="1" svg:d="M20256 8256h-1206" svg:viewBox="0 0 1207 1">
          <text:p/>
        </draw:connector>
        <draw:connector draw:style-name="gr34" draw:text-style-name="P12" draw:layer="layout" svg:x1="20.256cm" svg:y1="10.103cm" svg:x2="19.05cm" svg:y2="8.256cm" draw:start-shape="id15" draw:end-shape="id1" draw:end-glue-point="1" svg:d="M20256 10103h-603v-1847h-603" svg:viewBox="0 0 1207 1848">
          <text:p/>
        </draw:connector>
        <draw:connector draw:style-name="gr34" draw:text-style-name="P12" draw:layer="layout" svg:x1="20.256cm" svg:y1="11.983cm" svg:x2="19.05cm" svg:y2="8.256cm" draw:start-shape="id16" draw:end-shape="id1" draw:end-glue-point="1" svg:d="M20256 11983h-603v-3727h-603" svg:viewBox="0 0 1207 3728">
          <text:p/>
        </draw:connector>
        <draw:connector draw:style-name="gr34" draw:text-style-name="P12" draw:layer="layout" svg:x1="20.256cm" svg:y1="13.827cm" svg:x2="19.05cm" svg:y2="8.256cm" draw:start-shape="id11" draw:start-glue-point="3" draw:end-shape="id1" draw:end-glue-point="1" svg:d="M20256 13827h-603v-5571h-603" svg:viewBox="0 0 1207 5572">
          <text:p/>
        </draw:connector>
        <draw:frame draw:style-name="gr35" draw:text-style-name="P8" draw:layer="layout" svg:width="1.704cm" svg:height="0.725cm" svg:x="17.219cm" svg:y="10.668cm">
          <draw:text-box>
            <text:p><text:span text:style-name="T2">Import</text:span></text:p>
          </draw:text-box>
        </draw:frame>
        <draw:frame draw:style-name="gr35" draw:text-style-name="P8" draw:layer="layout" svg:width="2.902cm" svg:height="0.725cm" svg:x="9.298cm" svg:y="12.516cm">
          <draw:text-box>
            <text:p><text:span text:style-name="T2">Dynamic link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/>
    <style:font-face style:name="DejaVu Sans1" svg:font-family="'DejaVu Sans'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="Arrow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marker-end-width="0.051cm" draw:fill="none"/>
      <style:paragraph-properties style:writing-mode="lr-tb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4.562cm" fo:page-height="16.96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ieter KEMPENEERS</meta:initial-creator>
    <meta:creation-date>2018-01-19T15:20:46.367333405</meta:creation-date>
    <dc:date>2018-10-07T11:12:24.799974933</dc:date>
    <meta:editing-duration>P12DT23H14M9S</meta:editing-duration>
    <meta:editing-cycles>33</meta:editing-cycles>
    <meta:generator>LibreOffice/5.2.7.2$Linux_X86_64 LibreOffice_project/20m0$Build-2</meta:generator>
    <meta:document-statistic meta:object-count="56"/>
  </office:meta>
</office:document-meta>
</file>